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115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66ccff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66ccff" fo:wrap-option="wrap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 style:data-style-name="N1">
      <style:table-cell-properties fo:background-color="#dddddd" style:text-align-source="fix" style:repeat-content="false" fo:wrap-option="wrap"/>
      <style:paragraph-properties fo:text-align="end" fo:margin-left="0mm"/>
    </style:style>
    <style:style style:name="ce13" style:family="table-cell" style:parent-style-name="Default" style:data-style-name="N1">
      <style:table-cell-properties fo:background-color="#66ccff" style:text-align-source="fix" style:repeat-content="false" fo:wrap-option="wrap"/>
      <style:paragraph-properties fo:text-align="end" fo:margin-left="0mm"/>
    </style:style>
    <style:style style:name="ce1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>
      <style:table-cell-properties fo:background-color="#dddddd"/>
    </style:style>
    <style:style style:name="ce17" style:family="table-cell" style:parent-style-name="Default" style:data-style-name="N1">
      <style:table-cell-properties fo:background-color="#66ccff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ackground-color="#66ccff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wrap-option="wrap"/>
      <style:map style:condition="cell-content()=MOD(COLUMN();2)=0" style:apply-style-name="Untitled1" style:base-cell-address="Sheet1.D1"/>
    </style:style>
    <style:style style:name="ce21" style:family="table-cell" style:parent-style-name="Default">
      <style:table-cell-properties fo:wrap-option="wrap"/>
      <style:map style:condition="cell-content()=MOD(COLUMN();2)=0" style:apply-style-name="Untitled1" style:base-cell-address="Sheet1.D1"/>
    </style:style>
    <style:style style:name="ce22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1"/>
    </style:style>
    <style:style style:name="ce23" style:family="table-cell" style:parent-style-name="Default">
      <style:table-cell-properties fo:background-color="#66ccff" fo:wrap-option="wrap"/>
      <style:map style:condition="cell-content()=MOD(COLUMN();2)=0" style:apply-style-name="Untitled1" style:base-cell-address="Sheet1.D1"/>
    </style:style>
    <style:style style:name="ce24" style:family="table-cell" style:parent-style-name="Default">
      <style:table-cell-properties fo:background-color="#eeeeee" fo:wrap-option="wrap"/>
      <style:map style:condition="cell-content()=MOD(COLUMN();2)=0" style:apply-style-name="Untitled1" style:base-cell-address="Sheet1.D1"/>
    </style:style>
    <style:style style:name="ce25" style:family="table-cell" style:parent-style-name="Default">
      <style:table-cell-properties fo:background-color="#eeeeee" fo:wrap-option="wrap"/>
      <style:text-properties style:font-name="Liberation Sans" style:font-name-asian="Source Han Sans CN Regular" style:font-name-complex="Lohit Devanagari"/>
      <style:map style:condition="cell-content()=MOD(COLUMN();2)=0" style:apply-style-name="Untitled1" style:base-cell-address="Sheet1.D1"/>
    </style:style>
    <style:style style:name="ce26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1"/>
    </style:style>
    <style:style style:name="ce27" style:family="table-cell" style:parent-style-name="Default">
      <style:table-cell-properties fo:background-color="#dddddd"/>
      <style:map style:condition="cell-content()=MOD(COLUMN();2)=0" style:apply-style-name="Untitled1" style:base-cell-address="Sheet1.D1"/>
    </style:style>
    <style:style style:name="ce28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1"/>
    </style:style>
    <style:style style:name="ce29" style:family="table-cell" style:parent-style-name="Default">
      <style:map style:condition="cell-content()=MOD(COLUMN();2)=0" style:apply-style-name="Untitled1" style:base-cell-address="Sheet1.D1"/>
    </style:style>
    <style:style style:name="T1" style:family="text">
      <style:text-properties fo:country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Audit App To-do Checklist</text:p>
          </table:table-cell>
          <table:covered-table-cell table:number-columns-repeated="2" table:style-name="ce2"/>
          <table:covered-table-cell table:style-name="ce20"/>
          <table:covered-table-cell table:number-columns-repeated="9"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Complete %</text:p>
          </table:table-cell>
          <table:table-cell table:style-name="ce21" office:value-type="string" calcext:value-type="string">
            <text:p>Notes</text:p>
          </table:table-cell>
          <table:table-cell table:style-name="ce2" table:number-columns-repeated="9"/>
        </table:table-row>
        <table:table-row table:style-name="ro3">
          <table:table-cell table:style-name="ce3" office:value-type="string" calcext:value-type="string">
            <text:p>Front-end</text:p>
          </table:table-cell>
          <table:table-cell table:style-name="ce8"/>
          <table:table-cell table:style-name="ce12" table:formula="of:=SUM([.C4];[.C11];[.C29])/3" office:value-type="float" office:value="63.9831932773109" calcext:value-type="float">
            <text:p>64</text:p>
          </table:table-cell>
          <table:table-cell table:style-name="ce22" office:value-type="string" calcext:value-type="string">
            <text:p>Makes RESTful calls to Back-end, which processes request and replies with a JSON string which can be used by the front end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Install Dependencies</text:p>
          </table:table-cell>
          <table:table-cell table:style-name="ce9"/>
          <table:table-cell table:style-name="ce13" table:formula="of:=SUM([.C5:.C10])/6" office:value-type="float" office:value="100" calcext:value-type="float">
            <text:p>100</text:p>
          </table:table-cell>
          <table:table-cell table:style-name="ce23"/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ngularJS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Needed for one page app abilities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Foundation for Apps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string" calcext:value-type="string">
            <text:p>Pretty CSS Front. Saves time not having to build all elements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uby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Needed for compiling SASS, minifying JS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NodeJS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string" calcext:value-type="string">
            <text:p>Used as a Dev Sever and for downloading back-end dependencies (Foundation, Angular, Bower, Gulp)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Bower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Used as a front-end dependencies manager, makes updating versions as simple as “bower update” from CLI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Gulp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string" calcext:value-type="string">
            <text:p>Used to compile front-end stuff, helps take care of routing etc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Views</text:p>
          </table:table-cell>
          <table:table-cell table:style-name="ce9"/>
          <table:table-cell table:style-name="ce13" table:formula="of:=SUM([.C12:.C28])/17" office:value-type="float" office:value="32.2352941176471" calcext:value-type="float">
            <text:p>32</text:p>
          </table:table-cell>
          <table:table-cell table:style-name="ce23"/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Create main layout</text:p>
          </table:table-cell>
          <table:table-cell table:style-name="ce14" office:value-type="float" office:value="80" calcext:value-type="float">
            <text:p>80</text:p>
          </table:table-cell>
          <table:table-cell table:style-name="ce24" office:value-type="string" calcext:value-type="string">
            <text:p>One base layout which injects all other pages in the form of partials into its “ui-view”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Login Page</text:p>
          </table:table-cell>
          <table:table-cell table:style-name="ce14" office:value-type="float" office:value="70" calcext:value-type="float">
            <text:p>70</text:p>
          </table:table-cell>
          <table:table-cell table:style-name="ce22" office:value-type="string" calcext:value-type="string">
            <text:p>Login form sends data and is processed by the back-end but Front-end doesn't yet store Auth data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Dashboard</text:p>
          </table:table-cell>
          <table:table-cell table:style-name="ce14" office:value-type="float" office:value="50" calcext:value-type="float">
            <text:p>50</text:p>
          </table:table-cell>
          <table:table-cell table:style-name="ce24" office:value-type="string" calcext:value-type="string">
            <text:p>Currently created but needs work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Create</text:p>
          </table:table-cell>
          <table:table-cell table:style-name="ce14" office:value-type="float" office:value="99" calcext:value-type="float">
            <text:p>99</text:p>
          </table:table-cell>
          <table:table-cell table:style-name="ce22" office:value-type="string" calcext:value-type="string">
            <text:p>Fully functional form, post's JSON to back-end but back-end doesn't do anything with it yet.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Read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Currently created but lacks functionality (Not sure yet if this is needed, might end up being the Audit Take page)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udit Index</text:p>
          </table:table-cell>
          <table:table-cell table:style-name="ce14" office:value-type="float" office:value="80" calcext:value-type="float">
            <text:p>80</text:p>
          </table:table-cell>
          <table:table-cell table:style-name="ce22" office:value-type="string" calcext:value-type="string">
            <text:p>Fully functional except for pagination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Update</text:p>
          </table:table-cell>
          <table:table-cell table:style-name="ce14" office:value-type="float" office:value="99" calcext:value-type="float">
            <text:p>99</text:p>
          </table:table-cell>
          <table:table-cell table:style-name="ce25" office:value-type="string" calcext:value-type="string">
            <text:p>Fully functional form, post's JSON to back-end but back-end doesn't do anything with it yet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bout App</text:p>
          </table:table-cell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Help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Settings</text:p>
          </table:table-cell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Profile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Take Audit</text:p>
          </table:table-cell>
          <table:table-cell table:style-name="ce14" office:value-type="float" office:value="20" calcext:value-type="float">
            <text:p>20</text:p>
          </table:table-cell>
          <table:table-cell table:style-name="ce26" office:value-type="string" calcext:value-type="string">
            <text:p>Currently working on this, needs to be easy to use, simple and fat thumb friendly. This is arguably the most important part of the system so I intend on giving it the most attention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Rea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Index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Update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Reports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This is the second most important part of the system in my opinion. Plans are written but can't build until the rest of the system is functional so I know what data I have to work with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ssign Audit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Work in progress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Controllers</text:p>
          </table:table-cell>
          <table:table-cell table:style-name="ce9"/>
          <table:table-cell table:style-name="ce13" table:formula="of:=SUM([.C30:.C35])/7" office:value-type="float" office:value="59.7142857142857" calcext:value-type="float">
            <text:p>60</text:p>
          </table:table-cell>
          <table:table-cell table:style-name="ce23"/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Session Controller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Set's session on successful login, stored for 1 day. Currently contains Login name, secret token and client number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Data Sender</text:p>
          </table:table-cell>
          <table:table-cell table:style-name="ce14" office:value-type="float" office:value="99" calcext:value-type="float">
            <text:p>99</text:p>
          </table:table-cell>
          <table:table-cell table:style-name="ce22" office:value-type="string" calcext:value-type="string">
            <text:p>Created but questionable whether further work will be needed. Will only be 100% when whole app complete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Data Receiver</text:p>
          </table:table-cell>
          <table:table-cell table:style-name="ce14" office:value-type="float" office:value="99" calcext:value-type="float">
            <text:p>99</text:p>
          </table:table-cell>
          <table:table-cell table:style-name="ce24" office:value-type="string" calcext:value-type="string">
            <text:p>Created but questionable whether further work will be needed. Will only be 100% when whole app complete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Authentication Controller</text:p>
          </table:table-cell>
          <table:table-cell table:style-name="ce14" office:value-type="float" office:value="50" calcext:value-type="float">
            <text:p>50</text:p>
          </table:table-cell>
          <table:table-cell table:style-name="ce22" office:value-type="string" calcext:value-type="string">
            <text:p>Passes login form details to back-end, should receive either a yes or no back in JSON also containing Auth Token, User name, Client Number and then use Authentication Controller to set the session.</text:p>
          </table:table-cell>
          <table:table-cell table:style-name="ce2" table:number-columns-repeated="9"/>
        </table:table-row>
        <table:table-row table:style-name="ro2">
          <table:table-cell/>
          <table:table-cell office:value-type="string" calcext:value-type="string">
            <text:p>Audit Controller</text:p>
          </table:table-cell>
          <table:table-cell table:style-name="ce15" office:value-type="float" office:value="70" calcext:value-type="float">
            <text:p>70</text:p>
          </table:table-cell>
          <table:table-cell table:style-name="ce24" office:value-type="string" calcext:value-type="string">
            <text:p>CRUD Actions for Audit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 Controller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string" calcext:value-type="string">
            <text:p>CRUD Actions for Audit User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Reports Controller</text:p>
          </table:table-cell>
          <table:table-cell table:style-name="ce15" office:value-type="float" office:value="0" calcext:value-type="float">
            <text:p>0</text:p>
          </table:table-cell>
          <table:table-cell table:style-name="ce24"/>
          <table:table-cell table:number-columns-repeated="9"/>
        </table:table-row>
        <table:table-row table:style-name="ro5">
          <table:table-cell table:style-name="ce5" office:value-type="string" calcext:value-type="string">
            <text:p>Back-end</text:p>
          </table:table-cell>
          <table:table-cell table:style-name="ce10"/>
          <table:table-cell table:style-name="ce16" table:formula="of:=SUM([.C38];[.C46];[.C50])/3" office:value-type="float" office:value="48.7222222222222" calcext:value-type="float">
            <text:p>49</text:p>
          </table:table-cell>
          <table:table-cell table:style-name="ce22"/>
          <table:table-cell table:number-columns-repeated="9"/>
        </table:table-row>
        <table:table-row table:style-name="ro2">
          <table:table-cell table:style-name="ce6" office:value-type="string" calcext:value-type="string">
            <text:p>Controllers</text:p>
          </table:table-cell>
          <table:table-cell table:style-name="ce11"/>
          <table:table-cell table:style-name="ce17" table:formula="of:=SUM([.C39:.C44])/6" office:value-type="float" office:value="66.5" calcext:value-type="float">
            <text:p>67</text:p>
          </table:table-cell>
          <table:table-cell table:style-name="ce2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ore Controllers</text:p>
          </table:table-cell>
          <table:table-cell table:style-name="ce15" office:value-type="float" office:value="99" calcext:value-type="float">
            <text:p>99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Front Controller</text:p>
          </table:table-cell>
          <table:table-cell table:style-name="ce15" office:value-type="float" office:value="100" calcext:value-type="float">
            <text:p>100</text:p>
          </table:table-cell>
          <table:table-cell table:style-name="ce22" office:value-type="string" calcext:value-type="string">
            <text:p>index.php, Splits URL into Controller/Action/Params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Router</text:p>
          </table:table-cell>
          <table:table-cell table:style-name="ce15" office:value-type="float" office:value="100" calcext:value-type="float">
            <text:p>100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Security Controller</text:p>
          </table:table-cell>
          <table:table-cell table:style-name="ce15" office:value-type="float" office:value="50" calcext:value-type="float">
            <text:p>50</text:p>
          </table:table-cell>
          <table:table-cell table:style-name="ce22"/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 Controller</text:p>
          </table:table-cell>
          <table:table-cell table:style-name="ce15" office:value-type="float" office:value="0" calcext:value-type="float">
            <text:p>0</text:p>
          </table:table-cell>
          <table:table-cell table:style-name="ce24"/>
          <table:table-cell table:number-columns-repeated="9"/>
        </table:table-row>
        <table:table-row table:style-name="ro4">
          <table:table-cell/>
          <table:table-cell office:value-type="string" calcext:value-type="string">
            <text:p>Audit Controller</text:p>
          </table:table-cell>
          <table:table-cell table:style-name="ce15" office:value-type="float" office:value="50" calcext:value-type="float">
            <text:p>50</text:p>
          </table:table-cell>
          <table:table-cell table:style-name="ce22" office:value-type="string" calcext:value-type="string">
            <text:p>Currently holds static data but spits out what is requested and is handled by View/Update front-end working on Database now to store data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8"/>
          <table:table-cell table:style-name="ce24"/>
          <table:table-cell table:number-columns-repeated="9"/>
        </table:table-row>
        <table:table-row table:style-name="ro2">
          <table:table-cell table:style-name="ce6" office:value-type="string" calcext:value-type="string">
            <text:p>Models</text:p>
          </table:table-cell>
          <table:table-cell table:style-name="ce11"/>
          <table:table-cell table:style-name="ce17" table:formula="of:=SUM([.C47:.C49])/3" office:value-type="float" office:value="30" calcext:value-type="float">
            <text:p>30</text:p>
          </table:table-cell>
          <table:table-cell table:style-name="ce23"/>
          <table:table-cell table:number-columns-repeated="9"/>
        </table:table-row>
        <table:table-row table:style-name="ro2">
          <table:table-cell table:style-name="ce7"/>
          <table:table-cell office:value-type="string" calcext:value-type="string">
            <text:p>Auth Model</text:p>
          </table:table-cell>
          <table:table-cell table:style-name="ce15" office:value-type="float" office:value="80" calcext:value-type="float">
            <text:p>80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 Model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9"/>
        </table:table-row>
        <table:table-row table:style-name="ro2">
          <table:table-cell/>
          <table:table-cell office:value-type="string" calcext:value-type="string">
            <text:p>Audit Model</text:p>
          </table:table-cell>
          <table:table-cell table:style-name="ce15" office:value-type="float" office:value="10" calcext:value-type="float">
            <text:p>10</text:p>
          </table:table-cell>
          <table:table-cell table:style-name="ce24"/>
          <table:table-cell table:number-columns-repeated="9"/>
        </table:table-row>
        <table:table-row table:style-name="ro2">
          <table:table-cell table:style-name="ce6" office:value-type="string" calcext:value-type="string">
            <text:p>Database</text:p>
          </table:table-cell>
          <table:table-cell table:style-name="ce11"/>
          <table:table-cell table:style-name="ce19" table:formula="of:=SUM([.C51:.C53])/3" office:value-type="float" office:value="49.6666666666667" calcext:value-type="float">
            <text:p>50</text:p>
          </table:table-cell>
          <table:table-cell table:style-name="ce23"/>
          <table:table-cell table:number-columns-repeated="9"/>
        </table:table-row>
        <table:table-row table:style-name="ro6">
          <table:table-cell/>
          <table:table-cell office:value-type="string" calcext:value-type="string">
            <text:p>Object-relational mapping</text:p>
          </table:table-cell>
          <table:table-cell table:style-name="ce15" office:value-type="float" office:value="99" calcext:value-type="float">
            <text:p>99</text:p>
          </table:table-cell>
          <table:table-cell table:style-name="ce22" office:value-type="string" calcext:value-type="string">
            <text:p>Have taken <text:a xlink:href="http://www.notorm.com/" xlink:type="simple">NotOrm</text:a> made it more up to date with <text:span text:style-name="T1">Name spaces</text:span>, <text:span text:style-name="T1">modified</text:span> to work with our multi-database database and turned it into a vendor file so <text:span text:style-name="T1">separated</text:span> from the actual MCR (Model Controller Response) back-end. Makes is so we have to write far less <text:span text:style-name="T1">MySQL</text:span> and can work in a more Object Oriented way.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 structure</text:p>
          </table:table-cell>
          <table:table-cell office:value-type="float" office:value="50" calcext:value-type="float">
            <text:p>50</text:p>
          </table:table-cell>
          <table:table-cell table:style-name="ce24" office:value-type="string" calcext:value-type="string">
            <text:p>Started not finish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Old data migration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number-columns-repeated="9"/>
        </table:table-row>
        <table:table-row table:style-name="ro5">
          <table:table-cell table:style-name="ce5" office:value-type="string" calcext:value-type="string">
            <text:p>Documentation</text:p>
          </table:table-cell>
          <table:table-cell table:style-name="ce10"/>
          <table:table-cell table:style-name="ce16" table:formula="of:=SUM([.C55];56)/2" office:value-type="float" office:value="77.5" calcext:value-type="float">
            <text:p>78</text:p>
          </table:table-cell>
          <table:table-cell table:style-name="ce28"/>
          <table:table-cell table:number-columns-repeated="9"/>
        </table:table-row>
        <table:table-row table:style-name="ro2">
          <table:table-cell/>
          <table:table-cell office:value-type="string" calcext:value-type="string">
            <text:p>Naming Conventions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PI Reference Guide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2" table:number-rows-repeated="1048519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Sheet1.D55:Sheet1.D1048576 Sheet1.D24:Sheet1.D53 Sheet1.D1:Sheet1.D22">
            <calcext:condition calcext:apply-style-name="Untitled1" calcext:value="=MOD(COLUMN();2)=0" calcext:base-cell-address="Sheet1.D1"/>
          </calcext:conditional-format>
          <calcext:conditional-format calcext:target-range-address="Sheet1.D54:Sheet1.D54">
            <calcext:condition calcext:apply-style-name="Untitled1" calcext:value="=MOD(COLUMN();2)=0" calcext:base-cell-address="Sheet1.D54"/>
          </calcext:conditional-format>
          <calcext:conditional-format calcext:target-range-address="Sheet1.D23:Sheet1.D23">
            <calcext:condition calcext:apply-style-name="Untitled1" calcext:value="=MOD(COLUMN();2)=0" calcext:base-cell-address="Sheet1.D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26:49.617142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5:12:54.856955326</meta:creation-date>
    <meta:editing-duration>P1DT19H26M13S</meta:editing-duration>
    <meta:editing-cycles>3</meta:editing-cycles>
    <meta:generator>LibreOffice/5.0.5.2$Linux_X86_64 LibreOffice_project/00$Build-2</meta:generator>
    <dc:date>2016-03-18T11:21:20.364783337</dc:date>
    <meta:printed-by>Doug Hayward</meta:printed-by>
    <meta:print-date>2016-03-18T09:44:27.652071687</meta:print-date>
    <dc:creator>Doug Hayward</dc:creator>
    <meta:document-statistic meta:table-count="1" meta:cell-count="144" meta:object-count="0"/>
  </office:meta>
</office:document-meta>
</file>